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8B4280000521A000074240876F919E2EE8F4E.svg" manifest:media-type="image/svg+xml"/>
  <manifest:file-entry manifest:full-path="Pictures/100002010000025200000349D262B631FA3B6FF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6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9.216cm" svg:y="26.16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D262B631FA3B6FF4.png" xlink:type="simple" xlink:show="embed" xlink:actuate="onLoad"/>
    <draw:fill-image draw:name="convention11" xlink:href="Pictures/1008B4280000521A000074240876F919E2EE8F4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11" style:repeat="stretch" draw:fill-image-ref-point="top-left" style:footnote-max-height="0cm">
        <style:background-image xlink:href="Pictures/1008B4280000521A000074240876F919E2EE8F4E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20:41.780049422</dc:date>
    <meta:editing-duration>PT1H10M34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